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i>x</mi>
              </mfrac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>x</mi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∗</mo>
                    <mi>x</mi>
                  </mrow>
                </mrow>
              </mrow>
              <mo fence="true" stretchy="false">)</mo>
            </mrow>
            <mrow>
              <mi>'</mi>
              <mo stretchy="false">=</mo>
              <mn>1</mn>
            </mrow>
            <mi>'</mi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>x</mi>
              </mrow>
              <mo stretchy="false">+</mo>
              <mrow>
                <mn>1</mn>
                <mo stretchy="false">∗</mo>
                <mi>f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>x</mi>
              </mrow>
              <mo stretchy="false">=</mo>
              <mrow>
                <mrow>
                  <mo stretchy="false">−</mo>
                  <mn>1</mn>
                </mrow>
                <mo stretchy="false">∗</mo>
                <mi>f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i>x</mi>
              </mfrac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stretchy="false">∗</mo>
                <mfrac>
                  <mn>1</mn>
                  <mi>x</mi>
                </mfrac>
              </mrow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frac>
                    <mn>1</mn>
                    <mi>x</mi>
                  </mfrac>
                </mrow>
                <mo stretchy="false">∗</mo>
                <mfrac>
                  <mn>1</mn>
                  <mi>x</mi>
                </mfrac>
              </mrow>
            </mrow>
          </mrow>
        </mtd>
      </mtr>
      <mtr>
        <mtd>
          <mrow/>
        </mtd>
      </mtr>
      <mtr>
        <mtd>
          <mrow>
            <mo stretchy="false">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i>x</mi>
                  <mn>2</mn>
                </msup>
              </mfrac>
            </mrow>
          </mrow>
        </mtd>
      </mtr>
    </mtable>
    <annotation encoding="StarMath 5.0">f( x ) = 1 over x
newline
newline
drarrow f( x )*x = 1
newline
newline
drarrow (f( x )*x)' = 1'
newline
newline
drarrow f'( x )*x + 1*f(x) = 0
newline
newline
drarrow f'( x )*x = -1*f(x)
newline
newline
drarrow f'( x ) = -{f(x)} over x
newline
newline
drarrow f'( x ) = -{f(x)} * {1 over x}
newline
newline
drarrow f'( x ) = -{1 over x}*{1 over x}
newline
newline
drarrow f'( x ) = {-1} over {x^2}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3:14:36.421949344</meta:creation-date>
    <dc:date>2018-08-25T13:22:58.959640785</dc:date>
    <meta:editing-duration>PT4M34S</meta:editing-duration>
    <meta:editing-cycles>2</meta:editing-cycles>
    <meta:generator>LibreOffice/6.0.6.2$Linux_X86_64 LibreOffice_project/00$Build-2</meta:generator>
  </office:meta>
</office:document-meta>
</file>